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oc cham sauce:</text:p>
      <text:p text:style-name="Standard">6 tbsp water</text:p>
      <text:p text:style-name="Standard">2 tbsp sugar</text:p>
      <text:p text:style-name="Standard">1 tbsp lime juice</text:p>
      <text:p text:style-name="Standard">2 tbsp fish sauce</text:p>
      <text:p text:style-name="Standard">chopped garlic</text:p>
      <text:p text:style-name="Standard">red chiles</text:p>
      <text:p text:style-name="Standard"/>
      <text:p text:style-name="Standard">½ cup warm water</text:p>
      <text:p text:style-name="Standard">½ cup sugar</text:p>
      <text:p text:style-name="Standard">1/3 cup lime juice</text:p>
      <text:p text:style-name="Standard">½ fish sauce</text:p>
      <text:p text:style-name="Standard">2 thai chilis</text:p>
      <text:p text:style-name="Standard">2 tsp garli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1-28T18:52:21.64</meta:creation-date>
    <dc:date>2020-05-09T17:16:01.04</dc:date>
    <meta:editing-duration>P3DT5H26M51S</meta:editing-duration>
    <meta:editing-cycles>2</meta:editing-cycles>
    <meta:generator>OpenOffice/4.1.4$Win32 OpenOffice.org_project/414m5$Build-9788</meta:generator>
    <meta:document-statistic meta:table-count="0" meta:image-count="0" meta:object-count="0" meta:page-count="1" meta:paragraph-count="13" meta:word-count="41" meta:character-count="180"/>
  </office:meta>
</office:document-meta>
</file>